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469cm" svg:height="0.926cm" draw:transform="skewX (0.0010471975511966) rotate (-1.55142317209776) translate (6.750702415348cm 3.0801184042549cm)" svg:viewBox="0 0 4470 927" svg:d="M391 927c240-4 1006-242 2123-278 1118-35 1445 127 1821 123 129 2 258-651-87-704-346-50-972-87-1881-57-909 27-1976 156-2257 202-283 45 42 721 281 714z">
          <text:p/>
        </draw:path>
        <draw:path draw:style-name="gr1" draw:text-style-name="P1" draw:layer="layout" svg:width="4.515cm" svg:height="0.781cm" draw:transform="skewX (-0.000174532925199435) rotate (-1.55299396842455) translate (3.930667896637cm 3.3930318388065cm)" svg:viewBox="0 0 4516 782" svg:d="M138 708c340 30 1097 62 1818 72 718 9 2152-25 2526-31 128 3-139-711-253-711-367 1-1042 105-1879 113-837 12-1939-99-2296-151-121-16-16 698 84 708z">
          <text:p/>
        </draw:path>
        <draw:path draw:style-name="gr1" draw:text-style-name="P1" draw:layer="layout" svg:width="1.537cm" svg:height="3.314cm" draw:transform="skewX (0.000698131700797731) rotate (-1.55229583672376) translate (6.623104274055cm 5.4524498702189cm)" svg:viewBox="0 0 1538 3315" svg:d="M1537 3125c-87-186-362-747-532-1440-171-693-177-1005-191-1301-12-295-811-518-814-291-3 228 140 1000 327 1697s316 1048 473 1464c61 163 765-45 737-129z">
          <text:p/>
        </draw:path>
        <draw:path draw:style-name="gr1" draw:text-style-name="P1" draw:layer="layout" svg:width="0.902cm" svg:height="0.661cm" draw:transform="rotate (-2.15687788961459) translate (4.05879114539899cm 3.4299614417959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skewX (0.00244346095279205) rotate (-2.1556561591382) translate (6.66230699928399cm 3.2173561881003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3cm" svg:height="0.66cm" draw:transform="skewX (0.00122173047639605) rotate (-2.15652882376419) translate (4.092706971542cm 7.5933621593124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2cm" svg:height="0.661cm" draw:transform="skewX (0.00122173047639598) rotate (-2.1556561591382) translate (6.89662398526101cm 7.235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1cm" draw:transform="rotate (-2.15757602131539) translate (4.08565777377cm 6.38944843716569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rotate (-2.15687788961459) translate (6.869624478732cm 5.61162810846249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1.188cm" svg:height="1.68cm" draw:transform="skewX (0.000698131700797735) rotate (-0.386415896391545) translate (3.993479955772cm 1.2364093638744cm)" svg:viewBox="0 0 1189 1681" svg:d="M1189 231c-14 217-347 1111-888 1438-165 101-429-443-229-661 200-219 458-766 472-927 15-161 659-67 645 150z">
          <text:p/>
        </draw:path>
        <draw:path draw:style-name="gr1" draw:text-style-name="P1" draw:layer="layout" svg:width="0.835cm" svg:height="0.55cm" draw:transform="rotate (-2.15617975791379) translate (4.191987634736cm 2.3188409679315cm)" svg:viewBox="0 0 836 551" svg:d="M434 549c171-16 339-143 390-250 50-109-64-201-193-255-130-52-268-66-432 3-162 69-262 182-153 322 109 138 217 195 388 180z">
          <text:p/>
        </draw:path>
        <draw:path draw:style-name="gr2" draw:text-style-name="P1" draw:layer="layout" svg:width="1.34cm" svg:height="1.567cm" draw:transform="rotate (0.724486172502846) translate (4.38971468623cm 1.93136087428421cm)" svg:viewBox="0 0 1341 1568" svg:d="M0 245c-3 172 126 829 562 1268 203 183 932-128 750-331-417-464-427-971-434-1122-6-152-875 13-878 185z">
          <text:p/>
        </draw:path>
        <draw:path draw:style-name="gr1" draw:text-style-name="P1" draw:layer="layout" svg:width="0.902cm" svg:height="0.661cm" draw:transform="rotate (-2.15687788961459) translate (5.265457812066cm 1.510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835cm" svg:height="0.55cm" draw:transform="rotate (-2.15705242253979) translate (6.43716917510399cm 2.112561342396cm)" svg:viewBox="0 0 836 551" svg:d="M434 549c171-16 339-143 390-251 50-108-64-201-193-254-130-52-269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3:40:38.862000000</dc:date>
    <meta:editing-duration>PT2M48S</meta:editing-duration>
    <meta:editing-cycles>3</meta:editing-cycles>
    <meta:generator>LibreOffice/24.2.4.2$Windows_X86_64 LibreOffice_project/51a6219feb6075d9a4c46691dcfe0cd9c4fff3c2</meta:generator>
    <meta:document-statistic meta:object-count="14"/>
  </office:meta>
</office:document-meta>
</file>